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tringEditor.get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tringEditor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tringEditor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tringEdito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tringEditor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StringEditor.firePropertyCh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StringEditor.FieldString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StringEditor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tringEditor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StringEditor.setAsTex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